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D00000110637098E7.png" manifest:media-type="image/png"/>
  <manifest:file-entry manifest:full-path="Pictures/10000000000002CE000000C1AE95A737.png" manifest:media-type="image/png"/>
  <manifest:file-entry manifest:full-path="Pictures/10000000000002CD000000A4A9951C28.png" manifest:media-type="image/png"/>
  <manifest:file-entry manifest:full-path="Pictures/10000000000002CF00000123F67054BE.png" manifest:media-type="image/png"/>
  <manifest:file-entry manifest:full-path="Pictures/10000000000002D0000001A279941F3F.png" manifest:media-type="image/png"/>
  <manifest:file-entry manifest:full-path="Pictures/10000000000002D000000154BF4117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252in" svg:y="-0.1102in" svg:width="6.9252in" svg:height="2.802in" draw:z-index="0"><draw:image xlink:href="Pictures/10000000000002CF00000123F67054BE.png" xlink:type="simple" xlink:show="embed" xlink:actuate="onLoad"/></draw:frame>Compiling and Running</text:p>
      <text:p text:style-name="P1"><draw:frame draw:style-name="fr1" draw:name="graphics3" text:anchor-type="paragraph" svg:x="-0.052in" svg:y="0.8937in" svg:width="6.9252in" svg:height="1.5835in" draw:z-index="1"><draw:image xlink:href="Pictures/10000000000002CD000000A4A9951C28.png" xlink:type="simple" xlink:show="embed" xlink:actuate="onLoad"/></draw:frame></text:p>
      <text:p text:style-name="P1"/>
      <text:p text:style-name="P1"/>
      <text:p text:style-name="P1">– Testing --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4" text:anchor-type="paragraph" svg:width="6.9252in" svg:height="1.861in" draw:z-index="2"><draw:image xlink:href="Pictures/10000000000002CE000000C1AE95A737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graphics5" text:anchor-type="paragraph" svg:x="0.0264in" svg:y="0.0063in" svg:width="6.9252in" svg:height="3.2701in" draw:z-index="3"><draw:image xlink:href="Pictures/10000000000002D000000154BF4117E2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3" draw:name="graphics2" text:anchor-type="paragraph" svg:width="6.9252in" svg:height="1.861in" draw:z-index="5"><draw:image xlink:href="Pictures/10000000000002CE000000C1AE95A737.png" xlink:type="simple" xlink:show="embed" xlink:actuate="onLoad"/></draw:frame></text:p>
      <text:p text:style-name="P1"/>
      <text:p text:style-name="P1"/>
      <text:p text:style-name="P1"><draw:frame draw:style-name="fr1" draw:name="graphics6" text:anchor-type="paragraph" svg:x="0.0209in" svg:y="0.022in" svg:width="6.9252in" svg:height="2.6264in" draw:z-index="4"><draw:image xlink:href="Pictures/10000000000002CD00000110637098E7.png" xlink:type="simple" xlink:show="embed" xlink:actuate="onLoad"/></draw:frame></text:p>
      <text:p text:style-name="P1"><draw:frame draw:style-name="fr3" draw:name="graphics7" text:anchor-type="paragraph" svg:width="6.9252in" svg:height="4.0201in" draw:z-index="6"><draw:image xlink:href="Pictures/10000000000002D0000001A279941F3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@m@z@n </meta:initial-creator>
    <meta:creation-date>2013-12-01T00:15:01</meta:creation-date>
    <dc:date>2013-12-02T23:23:01</dc:date>
    <dc:creator>R@m@z@n </dc:creator>
    <meta:editing-duration>P0D</meta:editing-duration>
    <meta:editing-cycles>3</meta:editing-cycles>
    <meta:generator>LibreOffice/3.5$Linux_x86 LibreOffice_project/350m1$Build-2</meta:generator>
    <meta:document-statistic meta:table-count="0" meta:image-count="7" meta:object-count="0" meta:page-count="3" meta:paragraph-count="2" meta:word-count="6" meta:character-count="33" meta:non-whitespace-character-count="29"/>
  </office:meta>
</office:document-meta>
</file>